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058a" officeooo:paragraph-rsid="001b058a"/>
    </style:style>
    <style:style style:name="P2" style:family="paragraph" style:parent-style-name="Standard" style:list-style-name="L1">
      <style:text-properties officeooo:rsid="001b058a" officeooo:paragraph-rsid="001b05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Sägen und feilen Sie zuerst die Platine in Form.</text:p>
          <text:p text:style-name="P2"/>
        </text:list-item>
        <text:list-item>
          <text:p text:style-name="P2">Bestücken Sie den µC.</text:p>
          <text:p text:style-name="P2"/>
        </text:list-item>
        <text:list-item>
          <text:p text:style-name="P2">Wenn Sie viel Flussmittel verwendet haben, reinigen Sie jetzt erst mal die Platine, achten Sie darauf das die Reinigungsflüssigkeit nicht in den SD-Sockel fließt.</text:p>
          <text:p text:style-name="P2"/>
        </text:list-item>
        <text:list-item>
          <text:p text:style-name="P2">Bestücken Sie die Kleinteile auf der Vorderseite aus den Kondensator am Sockel.</text:p>
          <text:p text:style-name="P2"/>
        </text:list-item>
        <text:list-item>
          <text:p text:style-name="P2">Bestücken Sie die Rückseite</text:p>
          <text:p text:style-name="P2"/>
        </text:list-item>
        <text:list-item>
          <text:p text:style-name="P2">Bestücken Sie den SD-Sockel, dann C6.</text:p>
          <text:p text:style-name="P2"/>
        </text:list-item>
        <text:list-item>
          <text:p text:style-name="P2">Bestücken Sie den Rest.</text:p>
          <text:p text:style-name="P2"/>
        </text:list-item>
        <text:list-item>
          <text:p text:style-name="P2">Wenn Sie viel Flussmittel verwendet haben, reinigen Sie jetzt erst mal die Platine, achten Sie darauf das die Reinigungsflüssigkeit nicht in den SD-Sockel fließt.</text:p>
          <text:p text:style-name="P2"/>
        </text:list-item>
        <text:list-item>
          <text:p text:style-name="P2">Flashen Sie die Firmware mit den angegebenen Fuses. fertigen Sie hierzu ein Kabel für Ihren Atmel-Programmer an.</text:p>
          <text:p text:style-name="P2"/>
        </text:list-item>
        <text:list-item>
          <text:p text:style-name="P2">Konfektionieren Sie ein Anschlusskabel, verwenden Sie ein Stück 6-adriges Flachbandkabel und ein Stück Stromleitungslitze (2-adrig).</text:p>
          <text:p text:style-name="P2"/>
        </text:list-item>
        <text:list-item>
          <text:p text:style-name="P2">Bohren Sie 3 Löcher mit einem Handbohrer in eine leere Tic Tac Schachtel für die Taster.</text:p>
          <text:p text:style-name="P2"/>
        </text:list-item>
        <text:list-item>
          <text:p text:style-name="P2">Machen Sie mit einem Skalpell eine Öffnung für das Anschlusskabel.</text:p>
          <text:p text:style-name="P2"/>
        </text:list-item>
        <text:list-item>
          <text:p text:style-name="P2">Mit etwas sanfter Gewalt (Schachtel zusammendrücken) ist es nun möglich die Platine mit den Taster einzuführen.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as Schumm</meta:initial-creator>
    <meta:creation-date>2023-08-03T07:09:31.003000000</meta:creation-date>
    <dc:date>2023-08-03T07:25:08.103000000</dc:date>
    <dc:creator>Andreas Schumm</dc:creator>
    <meta:editing-duration>PT15M37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5" meta:word-count="186" meta:character-count="1093" meta:non-whitespace-character-count="945"/>
  </office:meta>
</office:document-meta>
</file>